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丸ゴシック体m" svg:font-family="Ar丸ゴシック体m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meibo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ノーラ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西本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ワレーリア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ナッダナイ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望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ピラヤ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あやか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瀬古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アリタット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ナパッソー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エリザヴェータ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ゲオアップソ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ナタワディー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萌々香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岡田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野間口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髙木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ヴィクトリア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しおり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永康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永田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小野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パト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ジェ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シノン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チン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ゾー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欣陽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ヒカ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オウ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リンイン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シンファ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ムチン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侑虔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シンウ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アン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シング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ミッシェール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新茹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リジ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シンウ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涵湘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ショウ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奕丞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益嘉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沁頤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スーチャ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シンゼン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キンケイ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チェンユ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キエツ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ガウン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J.ヘイン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ユンサン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ヨンジェ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フィミョン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K.ヘイン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ジョンヒ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시트1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丸ゴシック体m" svg:font-family="Ar丸ゴシック体m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month/>
      <number:text>月</number:text>
      <number:day/>
      <number:text>日</number:text>
    </number:date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number:number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number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fill-character> </loext:fill-character>
      <number:text>- </number:text>
    </number:number-style>
    <number:text-style style:name="N10175" number:language="ko" number:country="KR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8:26:52.241957773</meta:creation-date>
    <dc:date>2020-01-29T18:57:27.288865896</dc:date>
    <meta:editing-duration>PT9M36S</meta:editing-duration>
    <meta:editing-cycles>2</meta:editing-cycles>
    <meta:generator>LibreOffice/5.1.6.2$Linux_X86_64 LibreOffice_project/10m0$Build-2</meta:generator>
    <meta:document-statistic meta:table-count="2" meta:cell-count="580" meta:object-count="0"/>
  </office:meta>
</office:document-meta>
</file>